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3.125in" style:use-optimal-column-width="false"/>
    </style:style>
    <style:style style:name="TableColumn3" style:family="table-column">
      <style:table-column-properties style:column-width="2.125in" style:use-optimal-column-width="false"/>
    </style:style>
    <style:style style:name="TableColumn4" style:family="table-column">
      <style:table-column-properties style:column-width="1.5in" style:use-optimal-column-width="false"/>
    </style:style>
    <style:style style:name="TableColumn5" style:family="table-column">
      <style:table-column-properties style:column-width="1.5in" style:use-optimal-column-width="false"/>
    </style:style>
    <style:style style:name="Table1" style:family="table" style:master-page-name="MP0">
      <style:table-properties style:width="8.25in" fo:margin-left="-0.8in" table:align="left"/>
    </style:style>
    <style:style style:name="TableRow6" style:family="table-row">
      <style:table-row-properties style:min-row-height="1.4993in" style:use-optimal-row-height="false"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 style:min-row-height="2.1118in" style:use-optimal-row-height="false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JUMPING JAMIE</text:p>
            <text:p text:style-name="P9"/>
            <text:p text:style-name="P10">Scenario Jamie needs to switch her current mobile plan,</text:p>
            <text:p text:style-name="P11">She wants a plan that can save her money without having to</text:p>
            <text:p text:style-name="P12">Sacrifice usage limits.<text:s/></text:p>
          </table:table-cell>
          <table:table-cell table:style-name="TableCell13">
            <text:p text:style-name="P14">EXPECTATIONS<text:s/></text:p>
            <text:p text:style-name="P15"/>
            <text:p text:style-name="P16">*Clear online information<text:s/></text:p>
            <text:p text:style-name="P17">*Ability to compare plan breakdowns</text:p>
            <text:p text:style-name="P18">*friendly and helpful customer support</text:p>
          </table:table-cell>
          <table:table-cell table:style-name="TableCell19">
            <text:p text:style-name="P20"><text:s text:c="12"/></text:p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/>
            <text:p text:style-name="P33"><text:s text:c="30"/>DEFINE</text:p>
            <text:p text:style-name="P34"/>
            <text:p text:style-name="P35"><text:s text:c="7"/>1.Review current plan<text:s/></text:p>
            <text:p text:style-name="P36"><text:s text:c="7"/>2.Define parameters for new plan</text:p>
          </table:table-cell>
          <table:table-cell table:style-name="TableCell37">
            <text:p text:style-name="P38"/>
            <text:p text:style-name="P39"><text:s text:c="19"/>COMPARE</text:p>
            <text:p text:style-name="P40"/>
            <text:p text:style-name="P41"><text:s/>3.Watches commercial on <text:s/>TV <text:s text:c="18"/></text:p>
            <text:p text:style-name="P42"><text:s/>4. Researches companies and<text:s/></text:p>
            <text:p text:style-name="P43"><text:s text:c="5"/>Offers on consumer reports<text:s/></text:p>
            <text:p text:style-name="P44"><text:s text:c="5"/>Website</text:p>
            <text:p text:style-name="P45">5. Uses current carrier website<text:s/></text:p>
            <text:p text:style-name="P46"><text:s text:c="4"/>Tool to compare options</text:p>
          </table:table-cell>
          <table:table-cell table:style-name="TableCell47">
            <text:p text:style-name="P48"/>
            <text:p text:style-name="P49"><text:s text:c="7"/>NEGOTIATE <text:s text:c="6"/></text:p>
            <text:p text:style-name="P50"><text:s text:c="10"/></text:p>
            <text:p text:style-name="P51">6.Calls current Carrier to tell them she is around<text:s/></text:p>
            <text:p text:style-name="P52">7.Calls compelitors to see what they can offer</text:p>
            <text:p text:style-name="P53"/>
          </table:table-cell>
          <table:table-cell table:style-name="TableCell54">
            <text:p text:style-name="P55"/>
            <text:p text:style-name="P56"><text:s text:c="8"/>SELECT</text:p>
            <text:p text:style-name="P57"/>
            <text:p text:style-name="P58">8.Decides on a new plan and calls customer service to switch service</text:p>
          </table:table-cell>
        </table:table-row>
      </table:table>
      <text:p text:style-name="Normal"/>
      <text:p text:style-name="Normal">OPPORTUNITIES <text:s text:c="85"/>INTERNAL <text:s/>OWNERSHIP <text:s/>+ <text:s/>METRICS</text:p>
      <text:p text:style-name="Normal">*Compare alternate companys offers for her <text:s text:c="31"/>*Custmer support team : reduce average<text:s/></text:p>
      <text:p text:style-name="Normal">*Breakdown current plan <text:s/>into $ <text:s/>amounts <text:s text:c="36"/>call time to 2minutes<text:s/></text:p>
      <text:p text:style-name="Normal">*Custmer support <text:s/>via text messaging /chat <text:s text:c="33"/>*Web team :add functionality <text:s/>to allow<text:s/></text:p>
      <text:p text:style-name="Normal"><text:s text:c="114"/>Jamie to compare places within our site<text:s/></text:p>
      <text:p text:style-name="Normal"><text:s text:c="113"/>*Marketing <text:s/>team : track compacting<text:s/></text:p>
      <text:p text:style-name="Normal"><text:s text:c="116"/>Offers so creat compelitor data base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  <text:p text:style-name="Header"><text:s text:c="10"/>USER <text:s/>JOURNEY <text:s text:c="2"/>MAP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ell</meta:initial-creator>
    <dc:creator>dell</dc:creator>
    <meta:creation-date>2024-09-17T16:55:00Z</meta:creation-date>
    <dc:date>2024-09-17T16:55:00Z</dc:date>
    <meta:template xlink:href="Normal" xlink:type="simple"/>
    <meta:editing-cycles>1</meta:editing-cycles>
    <meta:editing-duration>PT0S</meta:editing-duration>
    <meta:document-statistic meta:page-count="1" meta:paragraph-count="3" meta:word-count="262" meta:character-count="1759" meta:row-count="12" meta:non-whitespace-character-count="1500"/>
  </office:meta>
</office:document-meta>
</file>